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stroke="dash" draw:stroke-dash="Ultrafine_20_Dashed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dash" draw:stroke-dash="Ultrafine_20_Dashed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808080" draw:marker-end="Styl_20_šipky_20_1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Styl_20_šipky_20_1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3.177cm"/>
    </style:style>
    <style:style style:name="gr9" style:family="graphic" style:parent-style-name="standard">
      <style:graphic-properties draw:stroke="none" svg:stroke-color="#000000" draw:fill="none" draw:fill-color="#ffffff" fo:min-height="2.177cm"/>
    </style:style>
    <style:style style:name="gr10" style:family="graphic" style:parent-style-name="standard">
      <style:graphic-properties draw:stroke="none" svg:stroke-color="#000000" draw:fill="none" draw:fill-color="#ffffff" fo:min-height="0.577cm"/>
    </style:style>
    <style:style style:name="gr11" style:family="graphic" style:parent-style-name="standard">
      <style:graphic-properties svg:stroke-color="#808080" draw:marker-start="Circle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808080"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paragraph-properties style:text-autospace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1" draw:id="id1" draw:layer="layout" svg:width="7.5cm" svg:height="2cm" svg:x="3cm" svg:y="16cm">
          <draw:glue-point draw:id="4" svg:x="5cm" svg:y="2.5cm"/>
          <draw:glue-point draw:id="5" svg:x="5cm" svg:y="-2.5cm"/>
          <draw:glue-point draw:id="6" svg:x="3.666cm" svg:y="5cm"/>
          <draw:glue-point draw:id="7" svg:x="2.333cm" svg:y="-5cm"/>
          <draw:glue-point draw:id="8" svg:x="-3cm" svg:y="-5cm"/>
          <text:p text:style-name="P1">TaskFile</text:p>
          <text:p text:style-name="P2"><text:span text:style-name="T1">DataHistory *dataHistory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499cm" svg:y1="16cm" svg:x2="8.5cm" svg:y2="12cm" draw:start-shape="id1" draw:start-glue-point="7" draw:end-shape="id2" draw:end-glue-point="7" svg:d="m8499 16000c0-2998 1-999 1-4000">
          <text:p/>
        </draw:connector>
        <draw:frame draw:style-name="gr3" draw:text-style-name="P3" draw:layer="layout" svg:width="7cm" svg:height="1.75cm" svg:x="8.5cm" svg:y="8.5cm">
          <draw:text-box>
            <text:p><text:span text:style-name="T3">create TaskData()</text:span></text:p>
            <text:p><text:span text:style-name="T3">create TaskData(QString)</text:span></text:p>
          </draw:text-box>
        </draw:frame>
        <draw:frame draw:style-name="gr4" draw:text-style-name="P4" draw:layer="layout" svg:width="4.5cm" svg:height="1.25cm" svg:x="6cm" svg:y="24.5cm">
          <draw:text-box>
            <text:p><text:span text:style-name="T4">call</text:span></text:p>
          </draw:text-box>
        </draw:frame>
        <draw:frame draw:style-name="gr4" draw:text-style-name="P4" draw:layer="layout" svg:width="4.5cm" svg:height="1.25cm" svg:x="6cm" svg:y="25.5cm">
          <draw:text-box>
            <text:p><text:span text:style-name="T4">signal</text:span></text:p>
          </draw:text-box>
        </draw:frame>
        <draw:frame draw:style-name="gr4" draw:text-style-name="P4" draw:layer="layout" svg:width="4.5cm" svg:height="1.25cm" svg:x="6cm" svg:y="26.5cm">
          <draw:text-box>
            <text:p><text:span text:style-name="T4">subclass</text:span></text:p>
          </draw:text-box>
        </draw:frame>
        <draw:connector draw:style-name="gr2" draw:text-style-name="P1" draw:layer="layout" draw:type="curve" svg:x1="6cm" svg:y1="25cm" svg:x2="2.5cm" svg:y2="25cm" svg:d="m6000 25000h-3500">
          <text:p/>
        </draw:connector>
        <draw:connector draw:style-name="gr5" draw:text-style-name="P1" draw:layer="layout" draw:type="curve" svg:x1="6cm" svg:y1="26cm" svg:x2="2.5cm" svg:y2="26cm" svg:d="m6000 26000h-3500">
          <text:p/>
        </draw:connector>
        <draw:connector draw:style-name="gr6" draw:text-style-name="P1" draw:layer="layout" draw:type="curve" svg:x1="6cm" svg:y1="27cm" svg:x2="2.5cm" svg:y2="27cm" svg:d="m6000 27000h-3500">
          <text:p/>
        </draw:connector>
        <draw:frame draw:style-name="gr7" draw:layer="layout" svg:width="14cm" svg:height="1.75cm" svg:x="1.5cm" svg:y="1.25cm">
          <draw:text-box>
            <text:p>Task Layer</text:p>
            <text:p><text:span text:style-name="T3">Model diagram of Task Layer organization</text:span></text:p>
          </draw:text-box>
        </draw:frame>
        <draw:connector draw:style-name="gr2" draw:text-style-name="P1" draw:layer="layout" draw:type="curve" svg:x1="8.5cm" svg:y1="10cm" svg:x2="8.499cm" svg:y2="7.5cm" draw:start-shape="id2" draw:start-glue-point="8" draw:end-shape="id3" draw:end-glue-point="7" svg:d="m8500 10000c0-1873-1-624-1-2500">
          <text:p/>
        </draw:connector>
        <draw:custom-shape draw:style-name="gr1" draw:text-style-name="P1" xml:id="id3" draw:id="id3" draw:layer="layout" svg:width="7.5cm" svg:height="2cm" svg:x="3cm" svg:y="5.5cm">
          <draw:glue-point draw:id="4" svg:x="5cm" svg:y="2.5cm"/>
          <draw:glue-point draw:id="5" svg:x="5cm" svg:y="-2.5cm"/>
          <draw:glue-point draw:id="6" svg:x="3.666cm" svg:y="5cm"/>
          <draw:glue-point draw:id="7" svg:x="2.333cm" svg:y="5cm"/>
          <draw:glue-point draw:id="8" svg:x="-3cm" svg:y="5cm"/>
          <draw:glue-point draw:id="9" svg:x="4.333cm" svg:y="0cm"/>
          <text:p text:style-name="P1">TaskData</text:p>
          <text:p text:style-name="P2"><text:span text:style-name="T5">container&lt;TaskPoint*&gt; taskPoints</text:span></text:p>
          <text:p text:style-name="P2"><text:span text:style-name="T5"/>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.5cm" svg:height="2cm" svg:x="7cm" svg:y="10cm">
          <draw:glue-point draw:id="4" svg:x="5cm" svg:y="2.5cm"/>
          <draw:glue-point draw:id="5" svg:x="5cm" svg:y="-2.5cm"/>
          <draw:glue-point draw:id="6" svg:x="3.666cm" svg:y="5cm"/>
          <draw:glue-point draw:id="7" svg:x="-3cm" svg:y="5cm"/>
          <draw:glue-point draw:id="8" svg:x="-3cm" svg:y="-5cm"/>
          <text:p text:style-name="P1">DataHistory</text:p>
          <text:p text:style-name="P2"><text:span text:style-name="T5">container&lt;TaskData*&gt; dataContainer</text:span>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7.5cm" svg:height="2cm" svg:x="3cm" svg:y="21cm">
          <draw:glue-point draw:id="4" svg:x="5cm" svg:y="2.5cm"/>
          <draw:glue-point draw:id="5" svg:x="5cm" svg:y="-2.5cm"/>
          <draw:glue-point draw:id="6" svg:x="3.666cm" svg:y="5cm"/>
          <text:p text:style-name="P1">TaskLayer</text:p>
          <text:p text:style-name="P2"><text:span text:style-name="T5">container&lt;TaskFile*&gt; openedFiles</text:span>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7.5cm" svg:height="3.427cm" svg:x="8.5cm" svg:y="12.673cm">
          <draw:text-box>
            <text:p><text:span text:style-name="T3">create DataHistory()</text:span></text:p>
            <text:p><text:span text:style-name="T3">create DataHistory(QString)</text:span></text:p>
            <text:p><text:span text:style-name="T3">get current TaskData</text:span></text:p>
            <text:p><text:span text:style-name="T3">store current TaskData</text:span></text:p>
            <text:p><text:span text:style-name="T3">undo/redo</text:span></text:p>
          </draw:text-box>
        </draw:frame>
        <draw:connector draw:style-name="gr2" draw:text-style-name="P1" draw:layer="layout" draw:type="curve" svg:x1="6.75cm" svg:y1="21cm" svg:x2="6.75cm" svg:y2="18cm" draw:start-shape="id4" draw:start-glue-point="0" draw:end-shape="id1" draw:end-glue-point="2" svg:d="m6750 21000v-3000">
          <text:p/>
        </draw:connector>
        <draw:frame draw:style-name="gr9" draw:text-style-name="P3" draw:layer="layout" svg:width="4.5cm" svg:height="2.427cm" svg:x="7cm" svg:y="19.073cm">
          <draw:text-box>
            <text:p><text:span text:style-name="T3">create TaskFile</text:span></text:p>
            <text:p><text:span text:style-name="T3">load from HDD</text:span></text:p>
            <text:p><text:span text:style-name="T3">save to HDD</text:span></text:p>
          </draw:text-box>
        </draw:frame>
        <draw:custom-shape draw:style-name="gr1" draw:text-style-name="P1" draw:layer="layout" svg:width="7.5cm" svg:height="2cm" svg:x="18.5cm" svg:y="17.5cm">
          <draw:glue-point draw:id="4" svg:x="5cm" svg:y="2.5cm"/>
          <draw:glue-point draw:id="5" svg:x="5cm" svg:y="-2.5cm"/>
          <draw:glue-point draw:id="6" svg:x="3.666cm" svg:y="5cm"/>
          <text:p text:style-name="P1">TaskDeclPanel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7.5cm" svg:height="3.5cm" svg:x="17.5cm" svg:y="6.5cm">
          <draw:glue-point draw:id="4" svg:x="5cm" svg:y="2.5cm"/>
          <draw:glue-point draw:id="5" svg:x="5cm" svg:y="-2.5cm"/>
          <draw:glue-point draw:id="6" svg:x="3.666cm" svg:y="5cm"/>
          <draw:glue-point draw:id="7" svg:x="1.666cm" svg:y="-0.714cm"/>
          <text:p text:style-name="P1">TaskPoint</text:p>
          <text:p text:style-name="P2"><text:span text:style-name="T5">AssignedArea area;</text:span></text:p>
          <text:p text:style-name="P5"><text:span text:style-name="T5">Util::Location location;</text:span></text:p>
          <text:p text:style-name="P2"><text:span text:style-name="T5">QString name, code;</text:span></text:p>
          <text:p text:style-name="P2"><text:span text:style-name="T1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7.5cm" svg:height="2.5cm" svg:x="20cm" svg:y="3cm">
          <draw:glue-point draw:id="4" svg:x="5cm" svg:y="2.5cm"/>
          <draw:glue-point draw:id="5" svg:x="5cm" svg:y="-2.5cm"/>
          <draw:glue-point draw:id="6" svg:x="2.333cm" svg:y="5cm"/>
          <text:p text:style-name="P1">AssignedArea</text:p>
          <text:p text:style-name="P2"><text:span text:style-name="T1">AreaType areaType</text:span></text:p>
          <text:p text:style-name="P2"><text:span text:style-name="T1">radius1, radius2, ...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5cm" svg:y1="16cm" svg:x2="4.5cm" svg:y2="7.5cm" draw:start-shape="id1" draw:start-glue-point="8" draw:end-shape="id3" draw:end-glue-point="8" svg:d="m4500 16000v-8500">
          <text:p/>
        </draw:connector>
        <draw:frame draw:style-name="gr10" draw:text-style-name="P3" draw:layer="layout" svg:width="3.5cm" svg:height="0.839cm" svg:x="4.5cm" svg:y="15.2cm">
          <draw:text-box>
            <text:p><text:span text:style-name="T3">edit</text:span></text:p>
          </draw:text-box>
        </draw:frame>
        <draw:connector draw:style-name="gr11" draw:text-style-name="P1" draw:layer="layout" draw:type="line" svg:x1="9.999cm" svg:y1="6.5cm" svg:x2="17.5cm" svg:y2="8.25cm" draw:start-shape="id3" draw:start-glue-point="9" draw:end-shape="id5" svg:d="m9999 6500 7501 1750">
          <text:p/>
        </draw:connector>
        <draw:connector draw:style-name="gr11" draw:text-style-name="P1" draw:layer="layout" draw:line-skew="1.999cm" svg:x1="22.499cm" svg:y1="8.001cm" svg:x2="25.499cm" svg:y2="5.5cm" draw:start-shape="id5" draw:start-glue-point="7" draw:end-shape="id6" draw:end-glue-point="6" svg:d="m22499 8001v-1h3000v-2500">
          <text:p/>
        </draw:connector>
        <draw:line draw:style-name="gr12" draw:text-style-name="P1" draw:layer="layout" svg:x1="6cm" svg:y1="28cm" svg:x2="2.5cm" svg:y2="28cm">
          <text:p/>
        </draw:line>
        <draw:frame draw:style-name="gr4" draw:text-style-name="P4" draw:layer="layout" svg:width="4.5cm" svg:height="1.25cm" svg:x="6cm" svg:y="27.5cm">
          <draw:text-box>
            <text:p><text:span text:style-name="T4">conta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</meta:initial-creator>
    <meta:creation-date>2012-03-31T11:56:13.47</meta:creation-date>
    <dc:date>2012-03-31T17:26:35.71</dc:date>
    <dc:creator>Tom </dc:creator>
    <meta:editing-duration>PT4H44M37S</meta:editing-duration>
    <meta:editing-cycles>10</meta:editing-cycles>
    <meta:generator>OpenOffice.org/3.3$Win32 OpenOffice.org_project/330m20$Build-9567</meta:generator>
    <meta:document-statistic meta:object-count="26"/>
  </office:meta>
</office:document-meta>
</file>